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cb8b" officeooo:paragraph-rsid="0015cb8b"/>
    </style:style>
    <style:style style:name="P2" style:family="paragraph" style:parent-style-name="Standard" style:list-style-name="L1">
      <style:text-properties officeooo:rsid="000b4cd5" officeooo:paragraph-rsid="0015cb8b"/>
    </style:style>
    <style:style style:name="P3" style:family="paragraph" style:parent-style-name="Standard" style:list-style-name="L1">
      <style:text-properties officeooo:rsid="000b4cd5" officeooo:paragraph-rsid="0017a79c"/>
    </style:style>
    <style:style style:name="P4" style:family="paragraph" style:parent-style-name="Standard">
      <style:text-properties officeooo:rsid="000b4cd5" officeooo:paragraph-rsid="0017a79c"/>
    </style:style>
    <style:style style:name="P5" style:family="paragraph" style:parent-style-name="Standard" style:list-style-name="L2">
      <style:text-properties officeooo:rsid="000b4cd5" officeooo:paragraph-rsid="0017bbfc"/>
    </style:style>
    <style:style style:name="P6" style:family="paragraph" style:parent-style-name="Standard" style:list-style-name="L2">
      <style:text-properties fo:font-style="normal" officeooo:rsid="000b4cd5" officeooo:paragraph-rsid="0017bbfc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0dc495" officeooo:paragraph-rsid="0017bbfc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d5a63" officeooo:paragraph-rsid="0017bbfc" style:font-style-asian="normal" style:font-style-complex="normal"/>
    </style:style>
    <style:style style:name="P9" style:family="paragraph" style:parent-style-name="Standard" style:list-style-name="L1">
      <style:text-properties officeooo:rsid="000a128a" officeooo:paragraph-rsid="0015cb8b"/>
    </style:style>
    <style:style style:name="P10" style:family="paragraph" style:parent-style-name="Standard" style:list-style-name="L2">
      <style:text-properties officeooo:rsid="000a128a" officeooo:paragraph-rsid="0017bbfc"/>
    </style:style>
    <style:style style:name="P11" style:family="paragraph" style:parent-style-name="Standard" style:list-style-name="L1">
      <style:text-properties officeooo:rsid="000a9460" officeooo:paragraph-rsid="0015cb8b"/>
    </style:style>
    <style:style style:name="P12" style:family="paragraph" style:parent-style-name="Standard" style:list-style-name="L2">
      <style:text-properties officeooo:rsid="000a9460" officeooo:paragraph-rsid="0017bbfc"/>
    </style:style>
    <style:style style:name="P13" style:family="paragraph" style:parent-style-name="Standard" style:list-style-name="L1">
      <style:text-properties officeooo:rsid="0010dd10" officeooo:paragraph-rsid="0015cb8b"/>
    </style:style>
    <style:style style:name="P14" style:family="paragraph" style:parent-style-name="Standard" style:list-style-name="L1">
      <style:text-properties officeooo:rsid="000dc495" officeooo:paragraph-rsid="0015cb8b"/>
    </style:style>
    <style:style style:name="P15" style:family="paragraph" style:parent-style-name="Standard" style:list-style-name="L2">
      <style:text-properties officeooo:rsid="000dc495" officeooo:paragraph-rsid="0017bbfc"/>
    </style:style>
    <style:style style:name="P16" style:family="paragraph" style:parent-style-name="Standard" style:list-style-name="L1">
      <style:text-properties officeooo:rsid="000d5a63" officeooo:paragraph-rsid="0015cb8b"/>
    </style:style>
    <style:style style:name="P17" style:family="paragraph" style:parent-style-name="Standard">
      <style:text-properties officeooo:rsid="000d5a63" officeooo:paragraph-rsid="0017bbfc"/>
    </style:style>
    <style:style style:name="P18" style:family="paragraph" style:parent-style-name="Standard" style:list-style-name="L2">
      <style:text-properties officeooo:rsid="000d5a63" officeooo:paragraph-rsid="0017bbfc"/>
    </style:style>
    <style:style style:name="P19" style:family="paragraph" style:parent-style-name="Standard" style:list-style-name="L1">
      <style:text-properties officeooo:rsid="000c1bde" officeooo:paragraph-rsid="0015cb8b"/>
    </style:style>
    <style:style style:name="P20" style:family="paragraph" style:parent-style-name="Standard" style:list-style-name="L2">
      <style:text-properties officeooo:rsid="000c1bde" officeooo:paragraph-rsid="0017bbfc"/>
    </style:style>
    <style:style style:name="P21" style:family="paragraph" style:parent-style-name="Standard" style:list-style-name="L1">
      <style:text-properties fo:font-weight="bold" officeooo:rsid="0015cb8b" officeooo:paragraph-rsid="0015cb8b" style:font-weight-asian="bold" style:font-weight-complex="bold"/>
    </style:style>
    <style:style style:name="P22" style:family="paragraph" style:parent-style-name="Standard" style:list-style-name="L1">
      <style:text-properties fo:font-weight="bold" officeooo:rsid="0016d12f" officeooo:paragraph-rsid="0016d12f" style:font-weight-asian="bold" style:font-weight-complex="bold"/>
    </style:style>
    <style:style style:name="P23" style:family="paragraph" style:parent-style-name="Standard" style:list-style-name="L1">
      <style:text-properties fo:font-weight="bold" officeooo:rsid="0017a79c" officeooo:paragraph-rsid="0017a79c" style:font-weight-asian="bold" style:font-weight-complex="bold"/>
    </style:style>
    <style:style style:name="P24" style:family="paragraph" style:parent-style-name="Standard" style:list-style-name="L1">
      <style:text-properties fo:font-weight="bold" officeooo:rsid="0017bbfc" officeooo:paragraph-rsid="0017bbfc" style:font-weight-asian="bold" style:font-weight-complex="bold"/>
    </style:style>
    <style:style style:name="P25" style:family="paragraph" style:parent-style-name="Standard" style:list-style-name="L2">
      <style:text-properties fo:font-weight="bold" officeooo:rsid="0017bbfc" officeooo:paragraph-rsid="0017bbfc" style:font-weight-asian="bold" style:font-weight-complex="bold"/>
    </style:style>
    <style:style style:name="P26" style:family="paragraph" style:parent-style-name="Standard" style:list-style-name="L1">
      <style:text-properties fo:font-weight="bold" officeooo:rsid="001b0937" officeooo:paragraph-rsid="001b0937" style:font-weight-asian="bold" style:font-weight-complex="bold"/>
    </style:style>
    <style:style style:name="P27" style:family="paragraph" style:parent-style-name="Standard" style:list-style-name="L1">
      <style:text-properties fo:font-weight="bold" officeooo:rsid="001c6251" officeooo:paragraph-rsid="001c6251" style:font-weight-asian="bold" style:font-weight-complex="bold"/>
    </style:style>
    <style:style style:name="P28" style:family="paragraph" style:parent-style-name="Standard" style:list-style-name="L1">
      <style:text-properties style:text-underline-style="none" fo:font-weight="bold" officeooo:rsid="0015cb8b" officeooo:paragraph-rsid="0015cb8b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officeooo:rsid="000b4cd5" officeooo:paragraph-rsid="0017a79c" style:font-size-asian="16pt" style:font-size-complex="16pt"/>
    </style:style>
    <style:style style:name="P30" style:family="paragraph" style:parent-style-name="Standard" style:list-style-name="L2">
      <style:text-properties officeooo:rsid="0017bbfc" officeooo:paragraph-rsid="0017bbfc"/>
    </style:style>
    <style:style style:name="P31" style:family="paragraph" style:parent-style-name="Standard" style:list-style-name="L2">
      <style:text-properties officeooo:rsid="0017bbfc" officeooo:paragraph-rsid="001871bc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0b4cd5" officeooo:paragraph-rsid="0017a79c" style:font-size-asian="12.25pt" style:font-weight-asian="normal" style:font-size-complex="14pt" style:font-weight-complex="normal"/>
    </style:style>
    <style:style style:name="P33" style:family="paragraph" style:parent-style-name="Standard" style:list-style-name="L2">
      <style:text-properties officeooo:paragraph-rsid="0017bbfc"/>
    </style:style>
    <style:style style:name="P34" style:family="paragraph" style:parent-style-name="Standard" style:list-style-name="L2">
      <style:text-properties officeooo:paragraph-rsid="001871bc"/>
    </style:style>
    <style:style style:name="P35" style:family="paragraph" style:parent-style-name="Standard" style:list-style-name="L2">
      <style:text-properties officeooo:rsid="001915d9" officeooo:paragraph-rsid="001915d9"/>
    </style:style>
    <style:style style:name="P36" style:family="paragraph" style:parent-style-name="Title" style:list-style-name="L1"/>
    <style:style style:name="P37" style:family="paragraph" style:parent-style-name="Heading_20_2">
      <style:text-properties officeooo:rsid="0017bbfc" officeooo:paragraph-rsid="0017bbfc"/>
    </style:style>
    <style:style style:name="P38" style:family="paragraph" style:parent-style-name="Heading_20_2">
      <style:paragraph-properties fo:break-before="page"/>
      <style:text-properties officeooo:rsid="0017bbfc" officeooo:paragraph-rsid="0017bbfc"/>
    </style:style>
    <style:style style:name="P39" style:family="paragraph" style:parent-style-name="Heading_20_2">
      <style:paragraph-properties fo:break-before="page"/>
      <style:text-properties officeooo:paragraph-rsid="0017bbfc"/>
    </style:style>
    <style:style style:name="T1" style:family="text">
      <style:text-properties officeooo:rsid="000c1bde"/>
    </style:style>
    <style:style style:name="T2" style:family="text">
      <style:text-properties officeooo:rsid="000b4cd5"/>
    </style:style>
    <style:style style:name="T3" style:family="text">
      <style:text-properties fo:font-style="normal" officeooo:rsid="000f0c17" style:font-style-asian="normal" style:font-style-complex="normal"/>
    </style:style>
    <style:style style:name="T4" style:family="text">
      <style:text-properties officeooo:rsid="000a9460"/>
    </style:style>
    <style:style style:name="T5" style:family="text">
      <style:text-properties officeooo:rsid="000f0c1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cb8b" style:font-weight-asian="bold" style:font-weight-complex="bold"/>
    </style:style>
    <style:style style:name="T8" style:family="text">
      <style:text-properties fo:font-weight="bold" officeooo:rsid="0016d12f" style:font-weight-asian="bold" style:font-weight-complex="bold"/>
    </style:style>
    <style:style style:name="T9" style:family="text">
      <style:text-properties fo:font-weight="bold" officeooo:rsid="0017a79c" style:font-weight-asian="bold" style:font-weight-complex="bold"/>
    </style:style>
    <style:style style:name="T10" style:family="text">
      <style:text-properties fo:font-weight="bold" officeooo:rsid="0017bbf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6d12f"/>
    </style:style>
    <style:style style:name="T13" style:family="text">
      <style:text-properties officeooo:rsid="0017bbfc"/>
    </style:style>
    <style:style style:name="T14" style:family="text">
      <style:text-properties officeooo:rsid="000d5a63"/>
    </style:style>
    <style:style style:name="T15" style:family="text">
      <style:text-properties officeooo:rsid="001871bc"/>
    </style:style>
    <style:style style:name="T16" style:family="text">
      <style:text-properties officeooo:rsid="001915d9"/>
    </style:style>
    <style:style style:name="T17" style:family="text">
      <style:text-properties officeooo:rsid="001c6251"/>
    </style:style>
    <style:style style:name="T18" style:family="text">
      <style:text-properties officeooo:rsid="001e13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3006462212145028" text:style-name="L1">
        <text:list-header>
          <text:p text:style-name="P36"><text:span text:style-name="T7">Brain Enhancement</text:span></text:p>
        </text:list-header>
      </text:list>
      <text:h text:style-name="P37" text:outline-level="2">Invention</text:h>
      <text:list xml:id="list165645549871766" text:continue-numbering="true" text:style-name="L1">
        <text:list-item>
          <text:p text:style-name="P9">Analyzing the topic</text:p>
          <text:list>
            <text:list-item>
              <text:p text:style-name="P2">broadening/narrowing <text:span text:style-name="T7">Using modern science to increase intelligence and get more done.</text:span></text:p>
            </text:list-item>
            <text:list-item>
              <text:p text:style-name="P9">practical <text:span text:style-name="T2">constraints </text:span></text:p>
              <text:list>
                <text:list-item>
                  <text:p text:style-name="P9">time</text:p>
                  <text:list>
                    <text:list-item>
                      <text:p text:style-name="P24">Me – 5-10 hrs per week currently available</text:p>
                    </text:list-item>
                    <text:list-item>
                      <text:p text:style-name="P24">You – minimal time to research and learn</text:p>
                      <text:list>
                        <text:list-item>
                          <text:p text:style-name="P24">Two groups: educated (more time) and uneducated (less time)</text:p>
                        </text:list-item>
                      </text:list>
                    </text:list-item>
                  </text:list>
                </text:list-item>
                <text:list-item>
                  <text:p text:style-name="P2">physical presentation environment <text:span text:style-name="T7">Wordpress, ebooks, email: Web 2.0</text:span></text:p>
                </text:list-item>
              </text:list>
            </text:list-item>
            <text:list-item>
              <text:p text:style-name="P9">identify key issues/main points</text:p>
              <text:list>
                <text:list-item>
                  <text:p text:style-name="P21">Ethics</text:p>
                </text:list-item>
                <text:list-item>
                  <text:p text:style-name="P21">Why</text:p>
                </text:list-item>
                <text:list-item>
                  <text:p text:style-name="P21">How ← most important</text:p>
                  <text:list>
                    <text:list-item>
                      <text:p text:style-name="P26">pharmacological enhancement</text:p>
                    </text:list-item>
                    <text:list-item>
                      <text:p text:style-name="P26">psychological</text:p>
                    </text:list-item>
                    <text:list-item>
                      <text:p text:style-name="P26">test prep</text:p>
                    </text:list-item>
                  </text:list>
                </text:list-item>
              </text:list>
            </text:list-item>
            <text:list-item>
              <text:p text:style-name="P9">search for evidence –<text:span text:style-name="T7"> Journal articles, blogs, books, comments</text:span></text:p>
              <text:list>
                <text:list-item>
                  <text:p text:style-name="P2">evaluating sources</text:p>
                  <text:list>
                    <text:list-item>
                      <text:p text:style-name="P2">accuracy, completeness, recency, reliability, appropriateness, <text:span text:style-name="T1">objectivity</text:span></text:p>
                    </text:list-item>
                    <text:list-item>
                      <text:p text:style-name="P21">Invite criticism</text:p>
                    </text:list-item>
                  </text:list>
                </text:list-item>
                <text:list-item>
                  <text:p text:style-name="P13">citations <text:span text:style-name="T7">Zotero, Docear</text:span></text:p>
                </text:list-item>
              </text:list>
            </text:list-item>
          </text:list>
        </text:list-item>
        <text:list-item>
          <text:p text:style-name="P14">Identify primary audience speech reaction</text:p>
          <text:list>
            <text:list-item>
              <text:p text:style-name="P11">informative: learning <text:span text:style-name="T6">-</text:span><text:span text:style-name="T7">Research Pages</text:span></text:p>
              <text:list>
                <text:list-item>
                  <text:p text:style-name="P16">share ideas, raise awareness, articulate alternatives</text:p>
                  <text:list>
                    <text:list-item>
                      <text:p text:style-name="P21">Share others' work: blogs, books, <text:span text:style-name="T11">research</text:span></text:p>
                    </text:list-item>
                    <text:list-item>
                      <text:p text:style-name="P28">Find opposing views to common knowledge</text:p>
                    </text:list-item>
                    <text:list-item>
                      <text:p text:style-name="P28">List alternative view points on ever post!</text:p>
                    </text:list-item>
                  </text:list>
                </text:list-item>
                <text:list-item>
                  <text:p text:style-name="P16">description, demonstration, explanation, report</text:p>
                  <text:list>
                    <text:list-item>
                      <text:p text:style-name="P21">Research articles/reviews</text:p>
                    </text:list-item>
                    <text:list-item>
                      <text:p text:style-name="P21">How-To articles</text:p>
                    </text:list-item>
                    <text:list-item>
                      <text:p text:style-name="P21">Theory (biochemistry, psychology)</text:p>
                    </text:list-item>
                    <text:list-item>
                      <text:p text:style-name="P21">Personal experiment reports</text:p>
                    </text:list-item>
                  </text:list>
                </text:list-item>
              </text:list>
            </text:list-item>
            <text:list-item>
              <text:p text:style-name="P11">persuasive: learning and influence <text:span text:style-name="T6">-</text:span><text:span text:style-name="T7">Theory, </text:span><text:span text:style-name="T8">Myth</text:span><text:span text:style-name="T7"> Posts</text:span></text:p>
              <text:list>
                <text:list-item>
                  <text:p text:style-name="P16">(in/de)ductive reasoning, causal, analogical</text:p>
                  <text:list>
                    <text:list-item>
                      <text:p text:style-name="P21">Evaluate reasoning from all angles</text:p>
                    </text:list-item>
                    <text:list-item>
                      <text:p text:style-name="P23">Evaluate where the incorrect reasoning came from</text:p>
                    </text:list-item>
                  </text:list>
                </text:list-item>
                <text:list-item>
                  <text:p text:style-name="P16">fallacies of relevance, reasoning, inadequate evidence, personal</text:p>
                  <text:list>
                    <text:list-item>
                      <text:p text:style-name="P1"><text:span text:style-name="T6">Checklist of logical fallacies for every pos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3">I</text:span>dentify the audience</text:p>
          <text:list>
            <text:list-item>
              <text:p text:style-name="P9"><text:span text:style-name="T4">d</text:span>emographics</text:p>
              <text:list>
                <text:list-item>
                  <text:p text:style-name="P19"><text:soft-page-break/>age and values, gender, race and ethnicity, culture, religion, geographic environment, education, occupation, economic status</text:p>
                </text:list-item>
                <text:list-item>
                  <text:p text:style-name="P21">18-65 (young/middle aged); Healthy (not diseased); smart/curious, ignorant/unexperienced (new to health/biochemistry); <text:span text:style-name="T12">Biohackers</text:span></text:p>
                </text:list-item>
                <text:list-item>
                  <text:p text:style-name="P26">Test takers</text:p>
                  <text:list>
                    <text:list-item>
                      <text:p text:style-name="P26">looking for test prep information (ability, knowledge)</text:p>
                    </text:list-item>
                  </text:list>
                </text:list-item>
                <text:list-item>
                  <text:p text:style-name="P23">Very large base of physical enhancers ← Should be targeted?</text:p>
                  <text:list>
                    <text:list-item>
                      <text:p text:style-name="P23">Power lifters, competitive athletes, etc.</text:p>
                    </text:list-item>
                    <text:list-item>
                      <text:p text:style-name="P23">Lots of “broscience” here</text:p>
                    </text:list-item>
                  </text:list>
                </text:list-item>
              </text:list>
            </text:list-item>
            <text:list-item>
              <text:p text:style-name="P11">attendance selection factors</text:p>
              <text:list>
                <text:list-item>
                  <text:p text:style-name="P21">Tech savvy, Unhappy with current state of health, diseased,</text:p>
                </text:list-item>
              </text:list>
            </text:list-item>
            <text:list-item>
              <text:p text:style-name="P2"><text:span text:style-name="T1">key </text:span>factors</text:p>
              <text:list>
                <text:list-item>
                  <text:p text:style-name="P2">knowledge, interests, needs, values, attitudes</text:p>
                </text:list-item>
                <text:list-item>
                  <text:p text:style-name="P21">Looking for information on how to be better, to accomplish more in life, and feel better.</text:p>
                </text:list-item>
              </text:list>
            </text:list-item>
            <text:list-item>
              <text:p text:style-name="P11">identify <text:span text:style-name="T1">unintentional</text:span> issues/<text:span text:style-name="T1">reactions</text:span> topic might arouse in audience members</text:p>
              <text:list>
                <text:list-item>
                  <text:p text:style-name="P11">ethical</text:p>
                  <text:list>
                    <text:list-item>
                      <text:p text:style-name="P22">Some users may not view certain items ethical e.g. experimental nootropics</text:p>
                    </text:list-item>
                    <text:list-item>
                      <text:p text:style-name="P22">Some users view chemical alterations as unethical</text:p>
                    </text:list-item>
                    <text:list-item>
                      <text:p text:style-name="P22">Some users view biohacking as unethical</text:p>
                    </text:list-item>
                  </text:list>
                </text:list-item>
                <text:list-item>
                  <text:p text:style-name="P11">emotional</text:p>
                  <text:list>
                    <text:list-item>
                      <text:p text:style-name="P22">Current views may be different than my own</text:p>
                    </text:list-item>
                    <text:list-item>
                      <text:p text:style-name="P22">Myth articles might turn people off</text:p>
                    </text:list-item>
                  </text:list>
                </text:list-item>
              </text:list>
            </text:list-item>
            <text:list-item>
              <text:p text:style-name="P19">identify listener needs</text:p>
              <text:list>
                <text:list-item>
                  <text:p text:style-name="P19">physiological, safety, belonging, esteem, self-actualization</text:p>
                  <text:list>
                    <text:list-item>
                      <text:p text:style-name="P22">Physiological: users don't feel good all the time, feel unhealthy; only limited time to read and learn</text:p>
                    </text:list-item>
                    <text:list-item>
                      <text:p text:style-name="P22">Safety: avoid attacking user's preconceived notions, </text:p>
                      <text:list>
                        <text:list-item>
                          <text:p text:style-name="P22">“Myth” articles</text:p>
                        </text:list-item>
                      </text:list>
                    </text:list-item>
                    <text:list-item>
                      <text:p text:style-name="P22">Belonging: create user group based on identification; sign-ups; user contribution: chats/forums, experience gathering, voting, testing: opinion</text:p>
                    </text:list-item>
                    <text:list-item>
                      <text:p text:style-name="P22">Esteem: user recognition-identification; user contribution listings; </text:p>
                    </text:list-item>
                    <text:list-item>
                      <text:p text:style-name="P22">Self-Actualization: user created data; self-testing and experimental results display; self-directed contribution; call for experimenters?</text:p>
                    </text:list-item>
                  </text:list>
                </text:list-item>
              </text:list>
            </text:list-item>
            <text:list-item>
              <text:p text:style-name="P9"><text:span text:style-name="T4">craft/</text:span>modify to suit the audience</text:p>
              <text:list>
                <text:list-item>
                  <text:p text:style-name="P16">topic –<text:span text:style-name="T6"> </text:span><text:span text:style-name="T8">Brain-Body Enhancements</text:span></text:p>
                </text:list-item>
                <text:list-item>
                  <text:p text:style-name="P16">main points</text:p>
                  <text:list>
                    <text:list-item>
                      <text:p text:style-name="P27">Why be better</text:p>
                    </text:list-item>
                    <text:list-item>
                      <text:p text:style-name="P22">How <text:span text:style-name="T17">t</text:span>o be better</text:p>
                    </text:list-item>
                    <text:list-item>
                      <text:p text:style-name="P22">User contribution</text:p>
                    </text:list-item>
                    <text:list-item>
                      <text:p text:style-name="P22">Theory – User learning</text:p>
                    </text:list-item>
                  </text:list>
                </text:list-item>
                <text:list-item>
                  <text:p text:style-name="P16">supporting evidence</text:p>
                  <text:list>
                    <text:list-item>
                      <text:p text:style-name="P22">Research grade</text:p>
                    </text:list-item>
                    <text:list-item>
                      <text:p text:style-name="P22">Theoretical</text:p>
                    </text:list-item>
                    <text:list-item>
                      <text:p text:style-name="P22">Personal experience (incl. summaries)</text:p>
                    </text:list-item>
                    <text:list-item>
                      <text:p text:style-name="P22"><text:soft-page-break/>User report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5">C</text:span>onstruct a primary thesis or purpose statement</text:p>
          <text:list>
            <text:list-item>
              <text:p text:style-name="P3">general – inclusive, purposeful, <text:span text:style-name="T1">interesting, appropriate</text:span></text:p>
            </text:list-item>
          </text:list>
        </text:list-item>
      </text:list>
      <text:p text:style-name="P4"/>
      <text:p text:style-name="P4"/>
      <text:p text:style-name="P29"><text:span text:style-name="T10">To share </text:span><text:span text:style-name="T9">current scientific knowledge, user experiences, and theory to </text:span><text:span text:style-name="T10">succinctly </text:span><text:span text:style-name="T9">explain how and why to be a more productive, powerful, and intelligent human being.</text:span></text:p>
      <text:p text:style-name="P32"/>
      <text:h text:style-name="P38" text:outline-level="2">Arrangement</text:h>
      <text:list xml:id="list4294979882482930442" text:style-name="L2">
        <text:list-item>
          <text:p text:style-name="P10">Identify a clear road map/organization strategy</text:p>
          <text:list>
            <text:list-item>
              <text:p text:style-name="P30"><text:span text:style-name="T6">Wordpress Blog </text:span>(tagging, categories, linking)</text:p>
              <text:list>
                <text:list-item>
                  <text:p text:style-name="P30">Categories</text:p>
                  <text:list>
                    <text:list-item>
                      <text:p text:style-name="P30">Theory (biochemistry, psychology)</text:p>
                    </text:list-item>
                    <text:list-item>
                      <text:p text:style-name="P30">Reports (How-To, case/single study<text:span text:style-name="T18">)</text:span></text:p>
                    </text:list-item>
                    <text:list-item>
                      <text:p text:style-name="P30">Reviews</text:p>
                      <text:list>
                        <text:list-item>
                          <text:p text:style-name="P30">Other's work: books, blogs, etc.</text:p>
                        </text:list-item>
                        <text:list-item>
                          <text:p text:style-name="P30">Scientific knowledge (RCTs, theory, pharamacological effects, <text:span text:style-name="T16">etc.</text:span>) </text:p>
                        </text:list-item>
                      </text:list>
                    </text:list-item>
                    <text:list-item>
                      <text:p text:style-name="P30">User Experiences</text:p>
                      <text:list>
                        <text:list-item>
                          <text:p text:style-name="P30">Database</text:p>
                        </text:list-item>
                      </text:list>
                    </text:list-item>
                    <text:list-item>
                      <text:p text:style-name="P30">News</text:p>
                      <text:list>
                        <text:list-item>
                          <text:p text:style-name="P30">new research</text:p>
                        </text:list-item>
                        <text:list-item>
                          <text:p text:style-name="P30">public opinion</text:p>
                        </text:list-item>
                      </text:list>
                    </text:list-item>
                    <text:list-item>
                      <text:p text:style-name="P30">Personal (events of my life)</text:p>
                    </text:list-item>
                  </text:list>
                </text:list-item>
                <text:list-item>
                  <text:p text:style-name="P30">Tags – extensively used topics</text:p>
                  <text:list>
                    <text:list-item>
                      <text:p text:style-name="P30">difficulty: beginner, advanced</text:p>
                    </text:list-item>
                  </text:list>
                </text:list-item>
              </text:list>
            </text:list-item>
            <text:list-item>
              <text:p text:style-name="P25">Database</text:p>
              <text:list>
                <text:list-item>
                  <text:p text:style-name="P30">information: studies, articles, blogs, books, etc.</text:p>
                </text:list-item>
                <text:list-item>
                  <text:p text:style-name="P30">user (experiences, testing, information)</text:p>
                </text:list-item>
                <text:list-item>
                  <text:p text:style-name="P30">Web of Human Biology</text:p>
                  <text:list>
                    <text:list-item>
                      <text:p text:style-name="P31">drug (targets, pharmacokinetics)</text:p>
                    </text:list-item>
                    <text:list-item>
                      <text:p text:style-name="P34"><text:span text:style-name="T13">cause-effects</text:span></text:p>
                    </text:list-item>
                    <text:list-item>
                      <text:p text:style-name="P33"><text:span text:style-name="T13">individual variation</text:span></text:p>
                    </text:list-item>
                  </text:list>
                </text:list-item>
              </text:list>
            </text:list-item>
            <text:list-item>
              <text:p text:style-name="P35"><text:span text:style-name="T6">Money?</text:span></text:p>
            </text:list-item>
            <text:list-item>
              <text:p text:style-name="P35"><text:span text:style-name="T10">Ebook? ← Not yet</text:span></text:p>
            </text:list-item>
          </text:list>
        </text:list-item>
        <text:list-item>
          <text:p text:style-name="P12">Identify essential topics</text:p>
          <text:list>
            <text:list-item>
              <text:p text:style-name="P18">balanced, well-developed, relational</text:p>
            </text:list-item>
          </text:list>
        </text:list-item>
        <text:list-item>
          <text:p text:style-name="P10"><text:span text:style-name="T4">Identify</text:span> essential <text:span text:style-name="T4">sub-topics</text:span></text:p>
          <text:list>
            <text:list-item>
              <text:p text:style-name="P18">balanced, well-developed, limited scope</text:p>
            </text:list-item>
          </text:list>
        </text:list-item>
        <text:list-item>
          <text:p text:style-name="P12">Construct essential item skeleton/outline</text:p>
          <text:list>
            <text:list-item>
              <text:p text:style-name="P15">symmetrical, pattern-based, placement</text:p>
            </text:list-item>
          </text:list>
        </text:list-item>
        <text:list-item>
          <text:p text:style-name="P5">Arouse-Fulfill</text:p>
          <text:list>
            <text:list-item>
              <text:p text:style-name="P12"><text:span text:style-name="T14">construct t</text:span>ransition statements</text:p>
            </text:list-item>
            <text:list-item>
              <text:p text:style-name="P12">previews, signposts, <text:span text:style-name="T14">rhetorical questions</text:span></text:p>
            </text:list-item>
            <text:list-item>
              <text:p text:style-name="P20"><text:span text:style-name="T14">i</text:span>ncorporate evidence</text:p>
              <text:list>
                <text:list-item>
                  <text:p text:style-name="P20">facts, definitions, examples</text:p>
                </text:list-item>
                <text:list-item>
                  <text:p text:style-name="P20">statistics, hypotheticals, testimony</text:p>
                </text:list-item>
                <text:list-item>
                  <text:p text:style-name="P20">compare/contrast</text:p>
                </text:list-item>
                <text:list-item>
                  <text:p text:style-name="P18">citations</text:p>
                </text:list-item>
              </text:list>
            </text:list-item>
          </text:list>
        </text:list-item>
        <text:list-item>
          <text:p text:style-name="P18">Introduce</text:p>
          <text:list>
            <text:list-item>
              <text:p text:style-name="P18">attention</text:p>
            </text:list-item>
            <text:list-item>
              <text:p text:style-name="P18">relevance</text:p>
            </text:list-item>
            <text:list-item>
              <text:p text:style-name="P18">credibility</text:p>
            </text:list-item>
            <text:list-item>
              <text:p text:style-name="P18"><text:soft-page-break/>purpose</text:p>
            </text:list-item>
            <text:list-item>
              <text:p text:style-name="P18">preview</text:p>
            </text:list-item>
            <text:list-item>
              <text:p text:style-name="P18">thesis</text:p>
            </text:list-item>
          </text:list>
        </text:list-item>
        <text:list-item>
          <text:p text:style-name="P18">Conclude</text:p>
          <text:list>
            <text:list-item>
              <text:p text:style-name="P18">summarize</text:p>
            </text:list-item>
            <text:list-item>
              <text:p text:style-name="P18">appeal, visualize, challenge, quote</text:p>
            </text:list-item>
            <text:list-item>
              <text:p text:style-name="P18">balance/closure: referral to introduction</text:p>
            </text:list-item>
          </text:list>
        </text:list-item>
      </text:list>
      <text:p text:style-name="P17"/>
      <text:p text:style-name="P17"/>
      <text:h text:style-name="P39" text:outline-level="2">Style</text:h>
      <text:list xml:id="list165645160774511" text:continue-numbering="true" text:style-name="L2">
        <text:list-item>
          <text:p text:style-name="P7">Meaningful</text:p>
          <text:list>
            <text:list-item>
              <text:p text:style-name="P7">denotative/connotative word definitions</text:p>
            </text:list-item>
            <text:list-item>
              <text:p text:style-name="P7">audience centered purpose</text:p>
            </text:list-item>
          </text:list>
        </text:list-item>
        <text:list-item>
          <text:p text:style-name="P6">Conversational</text:p>
          <text:list>
            <text:list-item>
              <text:p text:style-name="P7">active language, metaphors, antithesis, alliteration, <text:span text:style-name="T5">sensual, parallelism, personification, irony</text:span></text:p>
            </text:list-item>
          </text:list>
        </text:list-item>
        <text:list-item>
          <text:p text:style-name="P7">Effective</text:p>
          <text:list>
            <text:list-item>
              <text:p text:style-name="P7">concrete, clear, precise</text:p>
            </text:list-item>
          </text:list>
        </text:list-item>
        <text:list-item>
          <text:p text:style-name="P8">Appropriate</text:p>
          <text:list>
            <text:list-item>
              <text:p text:style-name="P7">audience targeted language</text:p>
            </text:list-item>
            <text:list-item>
              <text:p text:style-name="P7">respectful, unoffensive, appropriate</text:p>
            </text:list-item>
            <text:list-item>
              <text:p text:style-name="P7">void of special language, complex words, clichés, excessive acronyms/initialism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jah Dunn</meta:initial-creator>
    <meta:creation-date>2015-02-25T13:30:28.448846408</meta:creation-date>
    <dc:date>2015-02-25T16:56:43.510074074</dc:date>
    <dc:creator>Elijah Dunn</dc:creator>
    <meta:editing-duration>PT2H55M12S</meta:editing-duration>
    <meta:editing-cycles>5</meta:editing-cycles>
    <meta:generator>LibreOffice/4.2.7.2$Linux_X86_64 LibreOffice_project/420m0$Build-2</meta:generator>
    <meta:printed-by>Elijah Dunn</meta:printed-by>
    <meta:print-date>2015-02-25T14:30:54.310080242</meta:print-date>
    <meta:document-statistic meta:table-count="0" meta:image-count="0" meta:object-count="0" meta:page-count="6" meta:paragraph-count="147" meta:word-count="769" meta:character-count="5217" meta:non-whitespace-character-count="4727"/>
  </office:meta>
</office:document-meta>
</file>